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145AA0000124C00000B2180CAC6D89C985544.svg" manifest:media-type="image/svg+xml"/>
  <manifest:file-entry manifest:full-path="Pictures/100002010000010A000000A2834FC88CA33D239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DejaVu Serif" svg:font-family="'DejaVu Serif'" style:font-adornments="Livro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28cm" svg:stroke-color="#000000" draw:marker-start-width="0.242cm" draw:marker-end-width="0.242cm" draw:fill="none" draw:fill-color="#729fcf" draw:textarea-horizontal-align="justify" draw:textarea-vertical-align="middle" draw:auto-grow-height="false" fo:min-height="0.076cm" fo:min-width="0.038cm" fo:padding-top="0.139cm" fo:padding-bottom="0.139cm" fo:padding-left="0.264cm" fo:padding-right="0.264cm"/>
    </style:style>
    <style:style style:name="gr2" style:family="graphic" style:parent-style-name="standard">
      <style:graphic-properties svg:stroke-width="0.028cm" svg:stroke-color="#ffffff" draw:marker-start-width="0.242cm" draw:marker-end-width="0.242cm" draw:fill="none" draw:fill-color="#729fcf" draw:textarea-horizontal-align="justify" draw:textarea-vertical-align="middle" draw:auto-grow-height="false" fo:min-height="0.076cm" fo:min-width="0.038cm" fo:padding-top="0.139cm" fo:padding-bottom="0.139cm" fo:padding-left="0.264cm" fo:padding-right="0.264cm"/>
    </style:style>
    <style:style style:name="gr3" style:family="graphic" style:parent-style-name="Objeto_20_sem_20_preenchimento_20_nem_20_linha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028cm" svg:stroke-color="#000000" draw:marker-start-width="0.242cm" draw:marker-end-width="0.242cm" draw:fill="none" draw:fill-color="#729fcf" draw:textarea-horizontal-align="justify" draw:textarea-vertical-align="middle" draw:auto-grow-height="false" fo:min-height="0.076cm" fo:min-width="0.038cm" fo:padding-top="0.139cm" fo:padding-bottom="0.139cm" fo:padding-left="0.264cm" fo:padding-right="0.264cm"/>
    </style:style>
    <style:style style:name="gr5" style:family="graphic" style:parent-style-name="objectwithoutfill">
      <style:graphic-properties svg:stroke-width="0.028cm" svg:stroke-color="#000000" draw:marker-start-width="0.242cm" draw:marker-end="Symmetric_20_Arrow" draw:marker-end-width="0.342cm" draw:fill="solid" draw:textarea-vertical-align="middle" fo:padding-top="0.139cm" fo:padding-bottom="0.139cm" fo:padding-left="0.264cm" fo:padding-right="0.264cm"/>
    </style:style>
    <style:style style:name="gr6" style:family="graphic" style:parent-style-name="objectwithoutfill">
      <style:graphic-properties svg:stroke-width="0.028cm" svg:stroke-color="#000000" draw:marker-start-width="0.242cm" draw:marker-end="Rounded_20_short_20_Arrow" draw:marker-end-width="0.342cm" draw:fill="solid" draw:textarea-vertical-align="middle" fo:padding-top="0.139cm" fo:padding-bottom="0.139cm" fo:padding-left="0.264cm" fo:padding-right="0.264cm"/>
    </style:style>
    <style:style style:name="gr7" style:family="graphic" style:parent-style-name="objectwithoutfill">
      <style:graphic-properties draw:stroke="solid" svg:stroke-width="0.028cm" svg:stroke-color="#000000" draw:marker-start-width="0.242cm" draw:marker-end="Symmetric_20_Arrow" draw:marker-end-width="0.342cm" draw:fill="solid" draw:textarea-vertical-align="middle" fo:padding-top="0.139cm" fo:padding-bottom="0.139cm" fo:padding-left="0.264cm" fo:padding-right="0.264cm"/>
    </style:style>
    <style:style style:name="gr8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344cm" fo:min-width="1.094cm" fo:padding-top="0.142cm" fo:padding-bottom="0.142cm" fo:padding-left="0.267cm" fo:padding-right="0.26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0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2.916cm" fo:min-width="3.866cm" fo:padding-top="0.142cm" fo:padding-bottom="0.142cm" fo:padding-left="0.267cm" fo:padding-right="0.267cm"/>
    </style:style>
    <style:style style:name="gr11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3.916cm" fo:min-width="3.866cm" fo:padding-top="0.142cm" fo:padding-bottom="0.142cm" fo:padding-left="0.267cm" fo:padding-right="0.267cm"/>
    </style:style>
    <style:style style:name="P1" style:family="paragraph">
      <loext:graphic-properties draw:fill="none" draw:fill-color="#729fcf"/>
      <style:paragraph-properties fo:text-align="center"/>
    </style:style>
    <style:style style:name="P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font-style="italic" style:font-style-asian="italic" style:font-style-complex="italic"/>
    </style:style>
    <style:style style:name="P6" style:family="paragraph">
      <loext:graphic-properties draw:fill="none" draw:fill-color="#ffffff"/>
      <style:text-properties fo:font-style="italic" style:font-style-asian="italic" style:font-style-complex="italic"/>
    </style:style>
    <style:style style:name="P7" style:family="paragraph">
      <style:text-properties fo:font-style="normal" style:font-style-asian="normal" style:font-style-complex="normal"/>
    </style:style>
    <style:style style:name="P8" style:family="paragraph">
      <loext:graphic-properties draw:fill="none" draw:fill-color="#ffffff"/>
      <style:text-properties fo:font-style="normal" style:font-style-asian="normal" style:font-style-complex="normal"/>
    </style:style>
    <style:style style:name="P9" style:family="paragraph">
      <loext:graphic-properties draw:fill="none" draw:fill-color="#ffffff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0.8cm" svg:height="0.5cm" svg:x="8.706cm" svg:y="13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2" draw:text-style-name="P1" xml:id="id14" draw:id="id14" draw:layer="layout" svg:width="0.8cm" svg:height="0.5cm" svg:x="8.705cm" svg:y="14.6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xml:id="id12" draw:id="id12" draw:layer="layout" svg:width="0.8cm" svg:height="0.5cm" svg:x="10.91cm" svg:y="13.6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xml:id="id13" draw:id="id13" draw:layer="layout" svg:width="0.8cm" svg:height="0.5cm" svg:x="9.811cm" svg:y="14.1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xml:id="id5" draw:id="id5" draw:layer="layout" svg:width="0.8cm" svg:height="0.5cm" svg:x="8.706cm" svg:y="13.6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12§display§\begin{matrix}
1/1 &amp; 2/1 &amp; 3/1 &amp; 4/1 &amp; 5/1 &amp; \dots \\
1/2 &amp; 2/2 &amp; 3/2 &amp; 4/2 &amp; 5/2 &amp; \dots \\
1/3 &amp; 2/3 &amp; 3/3 &amp; 4/3 &amp; 5/3 &amp; \dots \\
1/4 &amp; 2/4 &amp; 3/4 &amp; 4/4 &amp; 5/4 &amp; \dots \\
1/5 &amp; 2/5 &amp; 3/5 &amp; 4/5 &amp; 5/5 &amp; \dots \\
1/6 &amp; 2/6 &amp; 3/6 &amp; 4/6 &amp; 5/6 &amp; \dots \\
\vdots &amp; \vdots &amp; \vdots &amp; \vdots &amp; \vdots &amp; \vdots 
\end{matrix}§svg§600§FALSE§</svg:desc>
            <draw:frame draw:style-name="gr3" draw:text-style-name="P2" draw:layer="layout" svg:width="5.621cm" svg:height="3.419cm" svg:x="7.774cm" svg:y="13.158cm">
              <draw:image xlink:href="Pictures/100145AA0000124C00000B2180CAC6D89C985544.svg" xlink:type="simple" xlink:show="embed" xlink:actuate="onLoad" loext:mime-type="image/svg+xml">
                <text:p/>
              </draw:image>
              <draw:image xlink:href="Pictures/100002010000010A000000A2834FC88CA33D2391.png" xlink:type="simple" xlink:show="embed" xlink:actuate="onLoad" loext:mime-type="image/png"/>
            </draw:frame>
          </draw:g>
          <draw:custom-shape draw:style-name="gr4" draw:text-style-name="P1" xml:id="id1" draw:id="id1" draw:layer="layout" svg:width="0.8cm" svg:height="0.5cm" svg:x="7.7cm" svg:y="13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xml:id="id2" draw:id="id2" draw:layer="layout" svg:width="0.8cm" svg:height="0.5cm" svg:x="7.701cm" svg:y="13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xml:id="id6" draw:id="id6" draw:layer="layout" svg:width="0.8cm" svg:height="0.5cm" svg:x="7.702cm" svg:y="14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xml:id="id7" draw:id="id7" draw:layer="layout" svg:width="0.8cm" svg:height="0.5cm" svg:x="7.703cm" svg:y="14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xml:id="id15" draw:id="id15" draw:layer="layout" svg:width="0.8cm" svg:height="0.5cm" svg:x="7.704cm" svg:y="15.1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xml:id="id3" draw:id="id3" draw:layer="layout" svg:width="0.8cm" svg:height="0.5cm" svg:x="8.705cm" svg:y="13.1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xml:id="id8" draw:id="id8" draw:layer="layout" svg:width="0.8cm" svg:height="0.5cm" svg:x="8.706cm" svg:y="14.1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xml:id="id4" draw:id="id4" draw:layer="layout" svg:width="0.8cm" svg:height="0.5cm" svg:x="9.807cm" svg:y="13.1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xml:id="id9" draw:id="id9" draw:layer="layout" svg:width="0.8cm" svg:height="0.5cm" svg:x="9.808cm" svg:y="13.6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xml:id="id10" draw:id="id10" draw:layer="layout" svg:width="0.8cm" svg:height="0.5cm" svg:x="10.909cm" svg:y="13.1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xml:id="id11" draw:id="id11" draw:layer="layout" svg:width="0.8cm" svg:height="0.5cm" svg:x="11.91cm" svg:y="13.1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5" draw:text-style-name="P3" draw:layer="layout" draw:type="curve" svg:x1="7.7cm" svg:y1="13.35cm" svg:x2="7.701cm" svg:y2="13.85cm" draw:start-shape="id1" draw:start-glue-point="6" draw:end-shape="id2" draw:end-glue-point="6" svg:d="M7700 13350c-771 0-771 500 1 500" svg:viewBox="0 0 580 501">
            <text:p/>
          </draw:connector>
          <draw:connector draw:style-name="gr5" draw:text-style-name="P3" draw:layer="layout" draw:type="curve" svg:x1="8.501cm" svg:y1="13.85cm" svg:x2="8.705cm" svg:y2="13.352cm" draw:start-shape="id2" draw:start-glue-point="10" draw:end-shape="id3" draw:end-glue-point="6" svg:d="M8501 13850c154 0 53-498 204-498" svg:viewBox="0 0 205 499">
            <text:p/>
          </draw:connector>
          <draw:connector draw:style-name="gr5" draw:text-style-name="P3" draw:layer="layout" draw:type="curve" svg:x1="9.105cm" svg:y1="13.102cm" svg:x2="10.207cm" svg:y2="13.103cm" draw:start-shape="id3" draw:start-glue-point="4" draw:end-shape="id4" draw:end-glue-point="4" svg:d="M9105 13102c0-771 1102-771 1102 1" svg:viewBox="0 0 1103 580">
            <text:p/>
          </draw:connector>
          <draw:connector draw:style-name="gr5" draw:text-style-name="P3" draw:layer="layout" draw:type="curve" svg:x1="9.807cm" svg:y1="13.353cm" svg:x2="9.506cm" svg:y2="13.853cm" draw:start-shape="id4" draw:start-glue-point="6" draw:end-shape="id5" draw:end-glue-point="10" svg:d="M9807 13353c-225 0-75 500-301 500" svg:viewBox="0 0 302 501">
            <text:p/>
          </draw:connector>
          <draw:connector draw:style-name="gr5" draw:text-style-name="P3" draw:layer="layout" draw:type="curve" svg:x1="8.706cm" svg:y1="13.853cm" svg:x2="8.502cm" svg:y2="14.35cm" draw:start-shape="id5" draw:start-glue-point="6" draw:end-shape="id6" draw:end-glue-point="10" svg:d="M8706 13853c-151 0-50 497-204 497" svg:viewBox="0 0 205 498">
            <text:p/>
          </draw:connector>
          <draw:connector draw:style-name="gr5" draw:text-style-name="P3" draw:layer="layout" draw:type="curve" svg:x1="7.702cm" svg:y1="14.35cm" svg:x2="7.703cm" svg:y2="14.85cm" draw:start-shape="id6" draw:start-glue-point="6" draw:end-shape="id7" draw:end-glue-point="6" svg:d="M7702 14350c-771 0-771 500 1 500" svg:viewBox="0 0 580 501">
            <text:p/>
          </draw:connector>
          <draw:connector draw:style-name="gr5" draw:text-style-name="P3" draw:layer="layout" draw:type="curve" svg:x1="8.503cm" svg:y1="14.85cm" svg:x2="8.706cm" svg:y2="14.353cm" draw:start-shape="id7" draw:start-glue-point="10" draw:end-shape="id8" draw:end-glue-point="6" svg:d="M8503 14850c153 0 52-497 203-497" svg:viewBox="0 0 204 498">
            <text:p/>
          </draw:connector>
          <draw:connector draw:style-name="gr5" draw:text-style-name="P3" draw:layer="layout" draw:type="curve" svg:x1="9.506cm" svg:y1="14.353cm" svg:x2="9.808cm" svg:y2="13.854cm" draw:start-shape="id8" draw:start-glue-point="10" draw:end-shape="id9" draw:end-glue-point="6" svg:d="M9506 14353c228 0 77-499 302-499" svg:viewBox="0 0 303 500">
            <text:p/>
          </draw:connector>
          <draw:connector draw:style-name="gr5" draw:text-style-name="P3" draw:layer="layout" draw:type="curve" svg:x1="10.608cm" svg:y1="13.854cm" svg:x2="10.909cm" svg:y2="13.355cm" draw:start-shape="id9" draw:start-glue-point="10" draw:end-shape="id10" draw:end-glue-point="6" svg:d="M10608 13854c226 0 76-499 301-499" svg:viewBox="0 0 302 500">
            <text:p/>
          </draw:connector>
          <draw:connector draw:style-name="gr5" draw:text-style-name="P3" draw:layer="layout" draw:type="curve" svg:x1="11.309cm" svg:y1="13.105cm" svg:x2="12.31cm" svg:y2="13.106cm" draw:start-shape="id10" draw:start-glue-point="4" draw:end-shape="id11" draw:end-glue-point="4" svg:d="M11309 13105c0-771 1001-771 1001 1" svg:viewBox="0 0 1002 580">
            <text:p/>
          </draw:connector>
          <draw:connector draw:style-name="gr5" draw:text-style-name="P3" draw:layer="layout" draw:type="curve" svg:x1="11.91cm" svg:y1="13.356cm" svg:x2="11.71cm" svg:y2="13.856cm" draw:start-shape="id11" draw:start-glue-point="6" draw:end-shape="id12" draw:end-glue-point="10" svg:d="M11910 13356c-148 0-49 500-200 500" svg:viewBox="0 0 201 501">
            <text:p/>
          </draw:connector>
          <draw:connector draw:style-name="gr5" draw:text-style-name="P3" draw:layer="layout" draw:type="curve" svg:x1="10.91cm" svg:y1="13.856cm" svg:x2="10.611cm" svg:y2="14.356cm" draw:start-shape="id12" draw:start-glue-point="6" draw:end-shape="id13" draw:end-glue-point="10" svg:d="M10910 13856c-223 0-74 500-299 500" svg:viewBox="0 0 300 501">
            <text:p/>
          </draw:connector>
          <draw:connector draw:style-name="gr5" draw:text-style-name="P3" draw:layer="layout" draw:type="curve" svg:x1="9.811cm" svg:y1="14.356cm" svg:x2="9.505cm" svg:y2="14.852cm" draw:start-shape="id13" draw:start-glue-point="6" draw:end-shape="id14" draw:end-glue-point="10" svg:d="M9811 14356c-228 0-75 496-306 496" svg:viewBox="0 0 307 497">
            <text:p/>
          </draw:connector>
          <draw:connector draw:style-name="gr5" draw:text-style-name="P3" draw:layer="layout" draw:type="curve" svg:x1="8.822cm" svg:y1="15.029cm" svg:x2="8.504cm" svg:y2="15.351cm" draw:start-shape="id14" draw:start-glue-point="7" draw:end-shape="id15" draw:end-glue-point="10" svg:d="M8822 15029c0 215-106 322-318 322" svg:viewBox="0 0 319 323">
            <text:p/>
          </draw:connector>
          <draw:custom-shape draw:style-name="gr4" draw:text-style-name="P1" xml:id="id16" draw:id="id16" draw:layer="layout" svg:width="0.8cm" svg:height="0.5cm" svg:x="7.705cm" svg:y="15.6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6" draw:text-style-name="P3" draw:layer="layout" draw:type="curve" svg:x1="7.704cm" svg:y1="15.351cm" svg:x2="7.705cm" svg:y2="15.852cm" draw:start-shape="id15" draw:start-glue-point="6" draw:end-shape="id16" draw:end-glue-point="6" svg:d="M7704 15351c-771 0-771 501 1 501" svg:viewBox="0 0 580 502">
            <text:p/>
          </draw:connector>
          <draw:custom-shape draw:style-name="gr4" draw:text-style-name="P1" xml:id="id17" draw:id="id17" draw:layer="layout" svg:width="0.8cm" svg:height="0.5cm" svg:x="8.806cm" svg:y="15.1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xml:id="id18" draw:id="id18" draw:layer="layout" svg:width="0.8cm" svg:height="0.5cm" svg:x="9.807cm" svg:y="14.6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xml:id="id19" draw:id="id19" draw:layer="layout" svg:width="0.8cm" svg:height="0.5cm" svg:x="10.908cm" svg:y="14.1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xml:id="id20" draw:id="id20" draw:layer="layout" svg:width="0.8cm" svg:height="0.5cm" svg:x="11.909cm" svg:y="13.6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5" draw:text-style-name="P3" draw:layer="layout" draw:type="curve" svg:x1="8.505cm" svg:y1="15.852cm" svg:x2="8.923cm" svg:y2="15.53cm" draw:start-shape="id16" draw:start-glue-point="10" draw:end-shape="id17" draw:end-glue-point="7" svg:d="M8505 15852c279 0 418-107 418-322" svg:viewBox="0 0 419 323">
            <text:p/>
          </draw:connector>
          <draw:connector draw:style-name="gr7" draw:text-style-name="P3" draw:layer="layout" draw:type="curve" svg:x1="9.606cm" svg:y1="15.353cm" svg:x2="9.924cm" svg:y2="15.031cm" draw:start-shape="id17" draw:start-glue-point="10" draw:end-shape="id18" draw:end-glue-point="7" svg:d="M9606 15353c212 0 318-107 318-322" svg:viewBox="0 0 319 323">
            <text:p/>
          </draw:connector>
          <draw:connector draw:style-name="gr7" draw:text-style-name="P3" draw:layer="layout" draw:type="curve" svg:x1="10.607cm" svg:y1="14.854cm" svg:x2="11.025cm" svg:y2="14.531cm" draw:start-shape="id18" draw:start-glue-point="10" draw:end-shape="id19" draw:end-glue-point="7" svg:d="M10607 14854c279 0 418-107 418-323" svg:viewBox="0 0 419 324">
            <text:p/>
          </draw:connector>
          <draw:connector draw:style-name="gr5" draw:text-style-name="P3" draw:layer="layout" draw:type="curve" svg:x1="11.708cm" svg:y1="14.354cm" svg:x2="12.026cm" svg:y2="14.032cm" draw:start-shape="id19" draw:start-glue-point="10" draw:end-shape="id20" draw:end-glue-point="7" svg:d="M11708 14354c212 0 318-107 318-322" svg:viewBox="0 0 319 323">
            <text:p/>
          </draw:connector>
          <draw:connector draw:style-name="gr5" draw:text-style-name="P3" draw:layer="layout" draw:type="line" svg:x1="12.709cm" svg:y1="13.855cm" svg:x2="13.317cm" svg:y2="13.328cm" draw:start-shape="id20" draw:start-glue-point="10" svg:d="M12709 13855l608-527" svg:viewBox="0 0 609 528">
            <text:p/>
          </draw:connector>
        </draw:g>
        <draw:g>
          <draw:custom-shape draw:style-name="gr8" draw:text-style-name="P4" draw:layer="layout" svg:width="2.3cm" svg:height="2.3cm" svg:x="5.7cm" svg:y="18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9" draw:text-style-name="P6" draw:layer="layout" svg:width="0.781cm" svg:height="0.704cm" svg:x="5.4cm" svg:y="18.4cm">
            <draw:text-box>
              <text:p text:style-name="P5"><text:span text:style-name="T1">A</text:span></text:p>
            </draw:text-box>
          </draw:frame>
          <draw:custom-shape draw:style-name="gr8" draw:text-style-name="P4" draw:layer="layout" svg:width="2.3cm" svg:height="2.3cm" svg:x="7.001cm" svg:y="18.8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9" draw:text-style-name="P6" draw:layer="layout" svg:width="0.79cm" svg:height="0.704cm" svg:x="8.701cm" svg:y="18.4cm">
            <draw:text-box>
              <text:p text:style-name="P5"><text:span text:style-name="T1">B</text:span></text:p>
            </draw:text-box>
          </draw:frame>
          <draw:frame draw:style-name="gr9" draw:text-style-name="P8" draw:layer="layout" svg:width="0.752cm" svg:height="0.704cm" svg:x="6.001cm" svg:y="19.6cm">
            <draw:text-box>
              <text:p text:style-name="P7"><text:span text:style-name="T2">4</text:span></text:p>
            </draw:text-box>
          </draw:frame>
          <draw:frame draw:style-name="gr9" draw:text-style-name="P8" draw:layer="layout" svg:width="0.752cm" svg:height="0.704cm" svg:x="7.101cm" svg:y="19.6cm">
            <draw:text-box>
              <text:p text:style-name="P7"><text:span text:style-name="T2">6</text:span></text:p>
            </draw:text-box>
          </draw:frame>
          <draw:frame draw:style-name="gr9" draw:text-style-name="P8" draw:layer="layout" svg:width="0.752cm" svg:height="0.704cm" svg:x="8.201cm" svg:y="19.6cm">
            <draw:text-box>
              <text:p text:style-name="P7"><text:span text:style-name="T2">2</text:span></text:p>
            </draw:text-box>
          </draw:frame>
          <draw:custom-shape draw:style-name="gr10" draw:text-style-name="P4" draw:layer="layout" svg:width="4.4cm" svg:height="3.2cm" svg:x="5.3cm" svg:y="18.2cm">
            <text:p/>
            <draw:enhanced-geometry svg:viewBox="0 0 21600 21600" draw:type="rectangle" draw:enhanced-path="M 0 0 L 21600 0 21600 21600 0 21600 0 0 Z N"/>
          </draw:custom-shape>
        </draw:g>
      </draw:page>
      <draw:page draw:name="page2" draw:style-name="dp1" draw:master-page-name="Padrão">
        <draw:g>
          <draw:custom-shape draw:style-name="gr8" draw:text-style-name="P4" draw:layer="layout" svg:width="2.3cm" svg:height="2.3cm" svg:x="2.8cm" svg:y="2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9" draw:text-style-name="P6" draw:layer="layout" svg:width="0.781cm" svg:height="0.704cm" svg:x="2.5cm" svg:y="2.2cm">
            <draw:text-box>
              <text:p text:style-name="P5"><text:span text:style-name="T1">A</text:span></text:p>
            </draw:text-box>
          </draw:frame>
          <draw:custom-shape draw:style-name="gr8" draw:text-style-name="P4" draw:layer="layout" svg:width="2.3cm" svg:height="2.3cm" svg:x="4.101cm" svg:y="2.6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9" draw:text-style-name="P6" draw:layer="layout" svg:width="0.79cm" svg:height="0.704cm" svg:x="5.801cm" svg:y="2.2cm">
            <draw:text-box>
              <text:p text:style-name="P5"><text:span text:style-name="T1">B</text:span></text:p>
            </draw:text-box>
          </draw:frame>
          <draw:custom-shape draw:style-name="gr11" draw:text-style-name="P4" draw:layer="layout" svg:width="4.4cm" svg:height="4.2cm" svg:x="2.4cm" svg:y="2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4" draw:layer="layout" svg:width="2.3cm" svg:height="2.3cm" svg:x="3.502cm" svg:y="3.7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9" draw:text-style-name="P6" draw:layer="layout" svg:width="0.798cm" svg:height="0.704cm" svg:x="5.401cm" svg:y="5.4cm">
            <draw:text-box>
              <text:p text:style-name="P5"><text:span text:style-name="T1">C</text:span></text:p>
            </draw:text-box>
          </draw:frame>
          <draw:frame draw:style-name="gr9" draw:text-style-name="P9" draw:layer="layout" svg:width="0.752cm" svg:height="0.704cm" svg:x="4.3cm" svg:y="3.8cm">
            <draw:text-box>
              <text:p>1</text:p>
            </draw:text-box>
          </draw:frame>
        </draw:g>
        <draw:g>
          <draw:custom-shape draw:style-name="gr8" draw:text-style-name="P4" draw:layer="layout" svg:width="2.3cm" svg:height="2.3cm" svg:x="2.8cm" svg:y="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9" draw:text-style-name="P6" draw:layer="layout" svg:width="0.781cm" svg:height="0.704cm" svg:x="2.5cm" svg:y="8.6cm">
            <draw:text-box>
              <text:p text:style-name="P5"><text:span text:style-name="T1">A</text:span></text:p>
            </draw:text-box>
          </draw:frame>
          <draw:custom-shape draw:style-name="gr8" draw:text-style-name="P4" draw:layer="layout" svg:width="2.3cm" svg:height="2.3cm" svg:x="4.101cm" svg:y="9.0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9" draw:text-style-name="P6" draw:layer="layout" svg:width="0.79cm" svg:height="0.704cm" svg:x="5.801cm" svg:y="8.6cm">
            <draw:text-box>
              <text:p text:style-name="P5"><text:span text:style-name="T1">B</text:span></text:p>
            </draw:text-box>
          </draw:frame>
          <draw:custom-shape draw:style-name="gr11" draw:text-style-name="P4" draw:layer="layout" svg:width="4.4cm" svg:height="4.2cm" svg:x="2.4cm" svg:y="8.4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4" draw:layer="layout" svg:width="2.3cm" svg:height="2.3cm" svg:x="3.502cm" svg:y="10.1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9" draw:text-style-name="P6" draw:layer="layout" svg:width="0.798cm" svg:height="0.704cm" svg:x="5.401cm" svg:y="11.8cm">
            <draw:text-box>
              <text:p text:style-name="P5"><text:span text:style-name="T1">C</text:span></text:p>
            </draw:text-box>
          </draw:frame>
          <draw:frame draw:style-name="gr9" draw:text-style-name="P9" draw:layer="layout" svg:width="0.752cm" svg:height="0.704cm" svg:x="4.3cm" svg:y="9.4cm">
            <draw:text-box>
              <text:p>1</text:p>
            </draw:text-box>
          </draw:frame>
          <draw:frame draw:style-name="gr9" draw:text-style-name="P9" draw:layer="layout" svg:width="0.752cm" svg:height="0.704cm" svg:x="4.3cm" svg:y="10.3cm">
            <draw:text-box>
              <text:p>1</text:p>
            </draw:text-box>
          </draw:frame>
          <draw:frame draw:style-name="gr9" draw:text-style-name="P9" draw:layer="layout" svg:width="0.752cm" svg:height="0.704cm" svg:x="5cm" svg:y="10.6cm">
            <draw:text-box>
              <text:p>2</text:p>
            </draw:text-box>
          </draw:frame>
          <draw:frame draw:style-name="gr9" draw:text-style-name="P9" draw:layer="layout" svg:width="0.752cm" svg:height="0.704cm" svg:x="3.7cm" svg:y="10.6cm">
            <draw:text-box>
              <text:p>5</text:p>
            </draw:text-box>
          </draw:frame>
        </draw:g>
        <draw:g>
          <draw:custom-shape draw:style-name="gr8" draw:text-style-name="P4" draw:layer="layout" svg:width="2.3cm" svg:height="2.3cm" svg:x="2.8cm" svg:y="14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9" draw:text-style-name="P6" draw:layer="layout" svg:width="0.781cm" svg:height="0.704cm" svg:x="2.5cm" svg:y="14.5cm">
            <draw:text-box>
              <text:p text:style-name="P5"><text:span text:style-name="T1">A</text:span></text:p>
            </draw:text-box>
          </draw:frame>
          <draw:custom-shape draw:style-name="gr8" draw:text-style-name="P4" draw:layer="layout" svg:width="2.3cm" svg:height="2.3cm" svg:x="4.101cm" svg:y="14.9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9" draw:text-style-name="P6" draw:layer="layout" svg:width="0.79cm" svg:height="0.704cm" svg:x="5.801cm" svg:y="14.5cm">
            <draw:text-box>
              <text:p text:style-name="P5"><text:span text:style-name="T1">B</text:span></text:p>
            </draw:text-box>
          </draw:frame>
          <draw:custom-shape draw:style-name="gr11" draw:text-style-name="P4" draw:layer="layout" svg:width="4.4cm" svg:height="4.2cm" svg:x="2.4cm" svg:y="14.3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4" draw:layer="layout" svg:width="2.3cm" svg:height="2.3cm" svg:x="3.502cm" svg:y="16.0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9" draw:text-style-name="P6" draw:layer="layout" svg:width="0.798cm" svg:height="0.704cm" svg:x="5.401cm" svg:y="17.7cm">
            <draw:text-box>
              <text:p text:style-name="P5"><text:span text:style-name="T1">C</text:span></text:p>
            </draw:text-box>
          </draw:frame>
          <draw:frame draw:style-name="gr9" draw:text-style-name="P9" draw:layer="layout" svg:width="0.752cm" svg:height="0.704cm" svg:x="4.3cm" svg:y="15.3cm">
            <draw:text-box>
              <text:p>1</text:p>
            </draw:text-box>
          </draw:frame>
          <draw:frame draw:style-name="gr9" draw:text-style-name="P9" draw:layer="layout" svg:width="0.752cm" svg:height="0.704cm" svg:x="4.3cm" svg:y="16.2cm">
            <draw:text-box>
              <text:p>1</text:p>
            </draw:text-box>
          </draw:frame>
          <draw:frame draw:style-name="gr9" draw:text-style-name="P9" draw:layer="layout" svg:width="0.752cm" svg:height="0.704cm" svg:x="5cm" svg:y="16.5cm">
            <draw:text-box>
              <text:p>2</text:p>
            </draw:text-box>
          </draw:frame>
          <draw:frame draw:style-name="gr9" draw:text-style-name="P9" draw:layer="layout" svg:width="0.752cm" svg:height="0.704cm" svg:x="3.7cm" svg:y="16.5cm">
            <draw:text-box>
              <text:p>5</text:p>
            </draw:text-box>
          </draw:frame>
          <draw:frame draw:style-name="gr9" draw:text-style-name="P9" draw:layer="layout" svg:width="0.752cm" svg:height="0.704cm" svg:x="3.1cm" svg:y="15.4cm">
            <draw:text-box>
              <text:p>5</text:p>
            </draw:text-box>
          </draw:frame>
          <draw:frame draw:style-name="gr9" draw:text-style-name="P9" draw:layer="layout" svg:width="0.752cm" svg:height="0.704cm" svg:x="5.5cm" svg:y="15.5cm">
            <draw:text-box>
              <text:p>1</text:p>
            </draw:text-box>
          </draw:frame>
          <draw:frame draw:style-name="gr9" draw:text-style-name="P9" draw:layer="layout" svg:width="0.752cm" svg:height="0.704cm" svg:x="4.3cm" svg:y="17.4cm">
            <draw:text-box>
              <text:p>0</text:p>
            </draw:text-box>
          </draw:frame>
          <draw:frame draw:style-name="gr9" draw:text-style-name="P9" draw:layer="layout" svg:width="1.002cm" svg:height="0.704cm" svg:x="2.6cm" svg:y="17.7cm">
            <draw:text-box>
              <text:p>26</text:p>
            </draw:text-box>
          </draw:frame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DejaVu Serif" svg:font-family="'DejaVu Serif'" style:font-adornments="Livro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erif" fo:font-family="'DejaVu Serif'" style:font-style-name="Livro" style:font-family-generic="roman" style:font-pitch="variable" fo:font-size="11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2-14T21:14:02.859000000</meta:creation-date>
    <dc:date>2021-02-22T10:28:53.519000000</dc:date>
    <meta:editing-duration>PT1H25M50S</meta:editing-duration>
    <meta:editing-cycles>6</meta:editing-cycles>
    <meta:generator>LibreOffice/6.4.7.2$Windows_X86_64 LibreOffice_project/639b8ac485750d5696d7590a72ef1b496725cfb5</meta:generator>
    <meta:document-statistic meta:object-count="90"/>
  </office:meta>
</office:document-meta>
</file>